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 fo:padding="0.049cm" fo:border-left="0.141cm solid #666699" fo:border-right="none" fo:border-top="none" fo:border-bottom="none" style:shadow="none"/>
    </style:style>
    <style:style style:name="P4" style:family="paragraph" style:parent-style-name="Text_20_body">
      <style:paragraph-properties fo:padding="0cm" fo:border-left="none" fo:border-right="none" fo:border-top="0.035cm solid #000000" fo:border-bottom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BOUCLE_page(ARTICLES){id_article}&gt;ARTICLE #ID_ARTICLE</text:p>
      <text:p text:style-name="Text_20_body">#URL_ARTICLE</text:p>
      <text:p text:style-name="P1"/>
      <text:p text:style-name="P2">#SURTITRE</text:p>
      <text:h text:style-name="Heading_20_1" text:outline-level="1">#TITRE</text:h>
      <text:p text:style-name="Text_20_body">#SOUSTITRE</text:p>
      <text:p text:style-name="P2">#DESCRIPTIF</text:p>
      <text:p text:style-name="Text_20_body">[</text:p>
      <text:p text:style-name="P3">(#CHAPO)]</text:p>
      <text:p text:style-name="Text_20_body"/>
      <text:p text:style-name="Text_20_body">#TEXTE</text:p>
      <text:p text:style-name="Text_20_body"/>
      <text:p text:style-name="Text_20_body">#PS</text:p>
      <text:p text:style-name="Text_20_body"/>
      <text:p text:style-name="Text_20_body">[</text:p>
      <text:p text:style-name="P4">(#NOTES)]</text:p>
      <text:p text:style-name="P4"/>
      <text:p text:style-name="P4">&lt;/BOUCLE_page&gt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Cedric MORIN</meta:initial-creator>
    <meta:creation-date>2007-01-31T20:19:43</meta:creation-date>
    <dc:creator>Cedric MORIN</dc:creator>
    <dc:date>2007-02-04T11:59:58</dc:date>
    <dc:language>fr-FR</dc:language>
    <meta:editing-cycles>13</meta:editing-cycles>
    <meta:editing-duration>P2DT16H15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0" meta:character-count="145"/>
  </office:meta>
</office:document-meta>
</file>